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1.325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6.915cm" fo:min-width="14.66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414cm" fo:min-width="13.40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327cm" fo:min-width="21.75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text-align="center" style:writing-mode="lr-tb"/>
    </style:style>
    <style:style style:name="P5" style:family="paragraph">
      <loext:graphic-properties draw:fill="solid" draw:fill-color="#ed4c05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c921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Global and Constant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(local)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1.575cm" draw:transform="rotate (0.00767944870877505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custom-shape draw:style-name="gr7" draw:text-style-name="P7" draw:layer="layout" svg:width="2.544cm" svg:height="1.575cm" draw:transform="rotate (0.00767944870877505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5.343cm" svg:y="2.54cm">
          <draw:text-box>
            <text:p text:style-name="P3"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line draw:style-name="gr8" draw:text-style-name="P3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  <draw:page draw:name="page2" draw:style-name="dp1" draw:master-page-name="Default">
        <draw:custom-shape draw:style-name="gr14" draw:text-style-name="P1" draw:layer="layout" svg:width="15.24cm" svg:height="7.245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Host memory ~= Global Memory </text:p>
          <text:p text:style-name="P2">Constant memory still on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(local)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1.575cm" draw:transform="rotate (0.00767944870877505) translate (9.996cm 6.737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custom-shape draw:style-name="gr7" draw:text-style-name="P7" draw:layer="layout" svg:width="2.544cm" svg:height="1.575cm" draw:transform="rotate (0.00767944870877505) translate (20.216cm 6.745cm)">
          <text:p text:style-name="P2">Private 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15" draw:text-style-name="P1" draw:layer="layout" svg:width="13.958cm" svg:height="5.716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3.707cm" svg:height="0.952cm" svg:x="15.343cm" svg:y="2.54cm">
          <draw:text-box>
            <text:p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custom-shape draw:style-name="gr16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3-07-05T17:14:00.605560331</dc:date>
    <meta:editing-duration>PT1H16M43S</meta:editing-duration>
    <meta:editing-cycles>12</meta:editing-cycles>
    <meta:generator>LibreOffice/7.3.7.2$Linux_X86_64 LibreOffice_project/30$Build-2</meta:generator>
    <meta:document-statistic meta:object-count="42"/>
  </office:meta>
</office:document-meta>
</file>